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51cm" fo:margin-left="-0.016cm" fo:margin-right="10.465cm" table:align="margins"/>
    </style:style>
    <style:style style:name="Table1.A" style:family="table-column">
      <style:table-column-properties style:column-width="6.551cm" style:rel-column-width="3714*"/>
    </style:style>
    <style:style style:name="Table1.1" style:family="table-row">
      <style:table-row-properties style:min-row-height="2.117cm"/>
    </style:style>
    <style:style style:name="Table1.A1" style:family="table-cell">
      <style:table-cell-properties fo:padding="0.097cm" fo:border="0.002cm solid #000000"/>
    </style:style>
    <style:style style:name="Table1.2" style:family="table-row">
      <style:table-row-properties style:min-row-height="4.339cm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2.191cm"/>
    </style:style>
    <style:style style:name="Table2" style:family="table">
      <style:table-properties style:width="6.551cm" fo:margin-left="-0.016cm" fo:margin-right="10.465cm" table:align="margins"/>
    </style:style>
    <style:style style:name="Table2.A" style:family="table-column">
      <style:table-column-properties style:column-width="6.551cm" style:rel-column-width="3714*"/>
    </style:style>
    <style:style style:name="Table2.1" style:family="table-row">
      <style:table-row-properties style:min-row-height="2.117cm"/>
    </style:style>
    <style:style style:name="Table2.A1" style:family="table-cell">
      <style:table-cell-properties fo:padding="0.097cm" fo:border="0.002cm solid #000000"/>
    </style:style>
    <style:style style:name="Table2.2" style:family="table-row">
      <style:table-row-properties style:min-row-height="4.339cm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2.191cm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 text:c="2"/></text:p>
            <text:p text:style-name="P1"><text:s text:c="2"/>Vehiculo implements Comparable</text:p>
          </table:table-cell>
        </table:table-row>
        <table:table-row table:style-name="Table1.2">
          <table:table-cell table:style-name="Table1.A2" office:value-type="string">
            <text:p text:style-name="Table_20_Contents">nombre #String</text:p>
            <text:p text:style-name="Table_20_Contents">modelo #String</text:p>
            <text:p text:style-name="Table_20_Contents">puertas #int</text:p>
            <text:p text:style-name="Table_20_Contents">cilindradas #String</text:p>
            <text:p text:style-name="Table_20_Contents">precio #double</text:p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>+compareTo</text:p>
            <text:p text:style-name="Table_20_Contents">+totring()</text:p>
            <text:p text:style-name="Table_20_Contents">get y set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 text:c="2"/></text:p>
            <text:p text:style-name="P1"><text:s text:c="2"/>Test</text:p>
          </table:table-cell>
        </table:table-row>
        <table:table-row table:style-name="Table2.2">
          <table:table-cell table:style-name="Table2.A2" office:value-type="string">
            <text:p text:style-name="Table_20_Contents">Vehiculo[] vehiculos</text:p>
            <text:p text:style-name="Table_20_Contents">objetos Vehiculo</text:p>
            <text:p text:style-name="Table_20_Contents"/>
          </table:table-cell>
        </table:table-row>
        <table:table-row table:style-name="Table2.3">
          <table:table-cell table:style-name="Table2.A2" office:value-type="string">
            <text:p text:style-name="Table_20_Contents">+ Arrays.sort()</text:p>
            <text:p text:style-name="Table_20_Contents">for() : ordenamiento &gt; a &lt;</text:p>
            <text:p text:style-name="Table_20_Contents">&gt; vehiculos s/ precio</text:p>
            <text:p text:style-name="Table_20_Contents">&lt; vehiculos s/pre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lloromi halloromi</meta:initial-creator>
    <meta:creation-date>2020-12-31T10:27:25.56</meta:creation-date>
    <meta:document-statistic meta:table-count="2" meta:image-count="0" meta:object-count="0" meta:page-count="1" meta:paragraph-count="18" meta:word-count="38" meta:character-count="262"/>
    <dc:date>2020-12-31T11:13:32.62</dc:date>
    <dc:creator>halloromi halloromi</dc:creator>
    <meta:editing-duration>PT6S</meta:editing-duration>
    <meta:editing-cycles>1</meta:editing-cycles>
    <meta:generator>OpenOffice/4.1.7$Win32 OpenOffice.org_project/417m1$Build-9800</meta:generator>
  </office:meta>
</office:document-meta>
</file>